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5BD26C7D60.png" manifest:media-type="image/png"/>
  <manifest:file-entry manifest:full-path="Pictures/100000000000003A00000023B5415ED2.png" manifest:media-type="image/png"/>
  <manifest:file-entry manifest:full-path="Pictures/10000000000001D20000004DE515E22A.png" manifest:media-type="image/png"/>
  <manifest:file-entry manifest:full-path="Pictures/1000000000000178000000428921A819.png" manifest:media-type="image/png"/>
  <manifest:file-entry manifest:full-path="Pictures/100000000000011D0000003A8F9B34EC.png" manifest:media-type="image/png"/>
  <manifest:file-entry manifest:full-path="Pictures/100000000000011C0000004FC8071F28.png" manifest:media-type="image/png"/>
  <manifest:file-entry manifest:full-path="Pictures/10000000000000CD000000487738DC31.png" manifest:media-type="image/png"/>
  <manifest:file-entry manifest:full-path="Pictures/100000000000018B0000004DB89657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214" officeooo:paragraph-rsid="0012121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0161in" svg:y="0in" svg:width="4.1146in" svg:height="0.802in" draw:z-index="0"><draw:image xlink:href="Pictures/100000000000018B0000004DB89657B4.png" xlink:type="simple" xlink:show="embed" xlink:actuate="onLoad" draw:mime-type="image/png"/></draw:frame><draw:frame draw:style-name="fr2" draw:name="Image2" text:anchor-type="char" svg:x="0.0799in" svg:y="1.1457in" svg:width="2.1354in" svg:height="0.75in" draw:z-index="1"><draw:image xlink:href="Pictures/10000000000000CD000000487738DC31.png" xlink:type="simple" xlink:show="embed" xlink:actuate="onLoad" draw:mime-type="image/png"/></draw:frame><draw:frame draw:style-name="fr2" draw:name="Image3" text:anchor-type="char" svg:x="-0.2453in" svg:y="5.0937in" svg:width="2.9917in" svg:height="0.6091in" draw:z-index="2"><draw:image xlink:href="Pictures/100000000000011D0000003A8F9B34EC.png" xlink:type="simple" xlink:show="embed" xlink:actuate="onLoad" draw:mime-type="image/png"/></draw:frame><draw:frame draw:style-name="fr2" draw:name="Image4" text:anchor-type="char" svg:x="-0.2091in" svg:y="5.7984in" svg:width="3.9165in" svg:height="0.6874in" draw:z-index="3"><draw:image xlink:href="Pictures/1000000000000178000000428921A819.png" xlink:type="simple" xlink:show="embed" xlink:actuate="onLoad" draw:mime-type="image/png"/></draw:frame><draw:frame draw:style-name="fr2" draw:name="Image5" text:anchor-type="char" svg:x="-0.1807in" svg:y="3.2634in" svg:width="4.8543in" svg:height="0.802in" draw:z-index="4"><draw:image xlink:href="Pictures/10000000000001D20000004DE515E22A.png" xlink:type="simple" xlink:show="embed" xlink:actuate="onLoad" draw:mime-type="image/png"/></draw:frame><draw:frame draw:style-name="fr2" draw:name="Image6" text:anchor-type="char" svg:x="-0.022in" svg:y="2.2453in" svg:width="0.6043in" svg:height="0.3646in" draw:z-index="5"><draw:image xlink:href="Pictures/100000000000003A00000023B5415ED2.png" xlink:type="simple" xlink:show="embed" xlink:actuate="onLoad" draw:mime-type="image/png"/></draw:frame><draw:frame draw:style-name="fr2" draw:name="Image8" text:anchor-type="char" svg:x="3.6492in" svg:y="4.9764in" svg:width="2.9583in" svg:height="0.8228in" draw:z-index="8"><draw:image xlink:href="Pictures/100000000000011C0000004FC8071F28.png" xlink:type="simple" xlink:show="embed" xlink:actuate="onLoad" draw:mime-type="image/png"/></draw:frame><draw:frame draw:style-name="fr1" draw:name="Frame1" text:anchor-type="char" svg:x="0.7764in" svg:y="1.989in" svg:width="1.9362in" draw:z-index="6"><draw:text-box fo:min-height="0.8811in"><text:p text:style-name="Figure"><draw:frame draw:style-name="fr3" draw:name="Image7" text:anchor-type="paragraph" svg:width="1.9362in" style:rel-width="100%" svg:height="0.8811in" style:rel-height="scale" draw:z-index="7"><draw:image xlink:href="Pictures/10000000000000C80000005BD26C7D60.png" xlink:type="simple" xlink:show="embed" xlink:actuate="onLoad" draw:mime-type="image/png"/></draw:frame>Figure <text:sequence text:ref-name="refFigure0" text:name="Figure" text:formula="ooow:Figure+1" style:num-format="1">1</text:sequence>: 2Q(...)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2:07:54.192836865</meta:creation-date>
    <dc:date>2026-02-25T15:10:11.967422048</dc:date>
    <meta:editing-duration>PT2H52M32S</meta:editing-duration>
    <meta:editing-cycles>2</meta:editing-cycles>
    <meta:generator>LibreOffice/24.2.7.2$Linux_X86_64 LibreOffice_project/420$Build-2</meta:generator>
    <meta:document-statistic meta:table-count="0" meta:image-count="8" meta:object-count="0" meta:page-count="1" meta:paragraph-count="1" meta:word-count="3" meta:character-count="17" meta:non-whitespace-character-count="15"/>
  </office:meta>
</office:document-meta>
</file>